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 nand" table:style-name="ta1">
        <table:shapes>
          <draw:frame draw:z-index="0" draw:style-name="gr1" draw:text-style-name="P1" svg:width="6.2988in" svg:height="3.5429in" svg:x="1.2283in" svg:y="0.5591in">
            <draw:object draw:notify-on-update-of-ranges="'data nand'.A1:'data nand'.I1 'data nand'.A2:'data nand'.I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 office:value-type="float" office:value="100" calcext:value-type="float">
            <text:p>100</text:p>
          </table:table-cell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a nor" table:style-name="ta1">
        <table:shapes>
          <draw:frame draw:z-index="0" draw:style-name="gr1" draw:text-style-name="P1" svg:width="6.2988in" svg:height="3.5429in" svg:x="1.7783in" svg:y="0.6906in">
            <draw:object draw:notify-on-update-of-ranges="'data nand'.A1:'data nand'.I1 'data nand'.A2:'data nand'.I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 office:value-type="float" office:value="100" calcext:value-type="float">
            <text:p>100</text:p>
          </table:table-cell>
        </table:table-row>
      </table:table>
      <table:table table:name="data xor" table:style-name="ta1">
        <table:shapes>
          <draw:frame draw:z-index="0" draw:style-name="gr1" draw:text-style-name="P1" svg:width="6.2988in" svg:height="3.5429in" svg:x="1.2283in" svg:y="0.5591in">
            <draw:object draw:notify-on-update-of-ranges="'data xor'.A1:'data xor'.I1 'data xor'.A2:'data xor'.I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table table:name="data pr1" table:style-name="ta1">
        <table:shapes>
          <draw:frame draw:z-index="0" draw:style-name="gr1" draw:text-style-name="P1" svg:width="6.2988in" svg:height="3.5429in" svg:x="1.2283in" svg:y="0.5591in">
            <draw:object draw:notify-on-update-of-ranges="'data pr1'.A1:'data pr1'.I1 'data pr1'.A2:'data pr1'.I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a pr3" table:style-name="ta1">
        <table:shapes>
          <draw:frame draw:z-index="0" draw:style-name="gr1" draw:text-style-name="P1" svg:width="6.2988in" svg:height="3.5429in" svg:x="0.9283in" svg:y="0.9185in">
            <draw:object draw:notify-on-update-of-ranges="'data pr3'.A1:'data pr3'.I1 'data pr3'.A2:'data pr3'.I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</table:table-row>
      </table:table>
      <table:table table:name="data pr4" table:style-name="ta1">
        <table:shapes>
          <draw:frame draw:z-index="0" draw:style-name="gr1" draw:text-style-name="P1" svg:width="6.2988in" svg:height="3.5429in" svg:x="1.8173in" svg:y="1.0961in">
            <draw:object draw:notify-on-update-of-ranges="'data pr4'.A1:'data pr4'.I1 'data pr4'.A2:'data pr4'.I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0:46:27.046920256</meta:creation-date>
    <dc:date>2014-03-14T11:16:02.460298570</dc:date>
    <meta:editing-duration>PT12M55S</meta:editing-duration>
    <meta:editing-cycles>1</meta:editing-cycles>
    <meta:document-statistic meta:table-count="6" meta:cell-count="0" meta:object-count="6"/>
    <meta:generator>LibreOffice/4.2.0.4$Linux_x86 LibreOffice_project/05dceb5d363845f2cf968344d7adab8dcfb2ba7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39cm" svg:y="4.203cm" style:legend-expansion="high" chart:style-name="ch2"/>
        <chart:plot-area chart:style-name="ch3" table:cell-range-address="'data nand'.A1:'data nand'.I2" chart:data-source-has-labels="both" svg:x="0.77cm" svg:y="0.855cm" svg:width="12.63cm" svg:height="7.545cm">
          <chartooo:coordinate-region svg:x="1.571cm" svg:y="1.052cm" svg:width="11.829cm" svg:height="6.705cm"/>
          <chart:axis chart:dimension="x" chart:name="primary-x" chart:style-name="ch4" chartooo:axis-type="auto">
            <chartooo:date-scale/>
            <chart:categories table:cell-range-address="'data nand'.A1:'data nand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nand'.A2:'data nand'.I2" chart:label-cell-address="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iertos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'data nand'.A1:'data nand'.I1</svg:desc>
                </draw:g>
              </table:table-cell>
              <table:table-cell office:value-type="float" office:value="100">
                <text:p>100</text:p>
                <draw:g>
                  <svg:desc>'data nand'.A2:'data nand'.I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39cm" svg:y="4.203cm" style:legend-expansion="high" chart:style-name="ch2"/>
        <chart:plot-area chart:style-name="ch3" table:cell-range-address="'data nand'.A1:'data nand'.I2" chart:data-source-has-labels="both" svg:x="0.77cm" svg:y="0.855cm" svg:width="12.63cm" svg:height="7.545cm">
          <chartooo:coordinate-region svg:x="1.571cm" svg:y="1.052cm" svg:width="11.829cm" svg:height="6.705cm"/>
          <chart:axis chart:dimension="x" chart:name="primary-x" chart:style-name="ch4" chartooo:axis-type="auto">
            <chartooo:date-scale/>
            <chart:categories table:cell-range-address="'data nand'.A1:'data nand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nand'.A2:'data nand'.I2" chart:label-cell-address="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iertos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'data nand'.A1:'data nand'.I1</svg:desc>
                </draw:g>
              </table:table-cell>
              <table:table-cell office:value-type="float" office:value="100">
                <text:p>100</text:p>
                <draw:g>
                  <svg:desc>'data nand'.A2:'data nand'.I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01cm" svg:y="4.203cm" style:legend-expansion="high" chart:style-name="ch2"/>
        <chart:plot-area chart:style-name="ch3" table:cell-range-address="'data xor'.A1:'data xor'.I2" chart:data-source-has-labels="row" svg:x="0.77cm" svg:y="0.855cm" svg:width="12.892cm" svg:height="7.545cm">
          <chartooo:coordinate-region svg:x="1.571cm" svg:y="1.052cm" svg:width="12.091cm" svg:height="6.705cm"/>
          <chart:axis chart:dimension="x" chart:name="primary-x" chart:style-name="ch4" chartooo:axis-type="auto">
            <chartooo:date-scale/>
            <chart:categories table:cell-range-address="'data xor'.A1:'data xor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xor'.A2:'data xor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xor'.A1:'data xor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'data xor'.A2:'data xor'.I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01cm" svg:y="4.203cm" style:legend-expansion="high" chart:style-name="ch2"/>
        <chart:plot-area chart:style-name="ch3" table:cell-range-address="'data pr1'.A1:'data pr1'.I2" chart:data-source-has-labels="row" svg:x="0.77cm" svg:y="0.855cm" svg:width="12.892cm" svg:height="7.545cm">
          <chartooo:coordinate-region svg:x="1.571cm" svg:y="1.052cm" svg:width="12.091cm" svg:height="6.705cm"/>
          <chart:axis chart:dimension="x" chart:name="primary-x" chart:style-name="ch4" chartooo:axis-type="auto">
            <chartooo:date-scale/>
            <chart:categories table:cell-range-address="'data pr1'.A1:'data pr1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pr1'.A2:'data pr1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pr1'.A1:'data pr1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5">
                <text:p>95</text:p>
                <draw:g>
                  <svg:desc>'data pr1'.A2:'data pr1'.I2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01cm" svg:y="4.203cm" style:legend-expansion="high" chart:style-name="ch2"/>
        <chart:plot-area chart:style-name="ch3" table:cell-range-address="'data pr3'.A1:'data pr3'.I2" chart:data-source-has-labels="row" svg:x="0.77cm" svg:y="0.855cm" svg:width="12.892cm" svg:height="7.545cm">
          <chartooo:coordinate-region svg:x="1.571cm" svg:y="1.052cm" svg:width="12.091cm" svg:height="6.705cm"/>
          <chart:axis chart:dimension="x" chart:name="primary-x" chart:style-name="ch4" chartooo:axis-type="auto">
            <chartooo:date-scale/>
            <chart:categories table:cell-range-address="'data pr3'.A1:'data pr3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pr3'.A2:'data pr3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pr3'.A1:'data pr3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6">
                <text:p>96</text:p>
                <draw:g>
                  <svg:desc>'data pr3'.A2:'data pr3'.I2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01cm" svg:y="4.203cm" style:legend-expansion="high" chart:style-name="ch2"/>
        <chart:plot-area chart:style-name="ch3" table:cell-range-address="'data pr4'.A1:'data pr4'.I2" chart:data-source-has-labels="row" svg:x="0.77cm" svg:y="0.855cm" svg:width="12.892cm" svg:height="7.545cm">
          <chartooo:coordinate-region svg:x="1.388cm" svg:y="1.053cm" svg:width="12.274cm" svg:height="6.704cm"/>
          <chart:axis chart:dimension="x" chart:name="primary-x" chart:style-name="ch4" chartooo:axis-type="auto">
            <chartooo:date-scale/>
            <chart:categories table:cell-range-address="'data pr4'.A1:'data pr4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pr4'.A2:'data pr4'.I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data pr4'.A1:'data pr4'.I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9">
                <text:p>49</text:p>
                <draw:g>
                  <svg:desc>'data pr4'.A2:'data pr4'.I2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